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ent Gaither Analysis of cookie </text:p>
      <text:p text:style-name="Standard"/>
      <text:p text:style-name="Standard">Game 1</text:p>
      <text:p text:style-name="Standard">Yard size <text:s/>= 50*50</text:p>
      <text:p text:style-name="Standard">yard size = 2500 </text:p>
      <text:p text:style-name="Standard">num bones = 3 </text:p>
      <text:p text:style-name="Standard">area to find bones = 5</text:p>
      <text:p text:style-name="Standard">num bones * area to find bones = 15</text:p>
      <text:p text:style-name="Standard"/>
      <text:p text:style-name="Standard">2500 / 15 = 166.66</text:p>
      <text:p text:style-name="Standard">Actual = 156.40 </text:p>
      <text:p text:style-name="Standard"/>
      <text:p text:style-name="Standard">Game 2</text:p>
      <text:p text:style-name="Standard">Yard size <text:s/>= 30*30</text:p>
      <text:p text:style-name="Standard">yard size = 900 </text:p>
      <text:p text:style-name="Standard">num bones = 3 </text:p>
      <text:p text:style-name="Standard">area to find bones = 5</text:p>
      <text:p text:style-name="Standard">num bones * area to find bones = 15</text:p>
      <text:p text:style-name="Standard"/>
      <text:p text:style-name="Standard">900 / 15 = 60</text:p>
      <text:p text:style-name="Standard">actual = 55.13 </text:p>
      <text:p text:style-name="Standard"/>
      <text:p text:style-name="Standard">Game 3</text:p>
      <text:p text:style-name="Standard">Yard size <text:s/>= 50*50</text:p>
      <text:p text:style-name="Standard">yard size = 2500 </text:p>
      <text:p text:style-name="Standard">num bones = 5 </text:p>
      <text:p text:style-name="Standard">area to find bones = 5</text:p>
      <text:p text:style-name="Standard">num bones * area to find bones = 25</text:p>
      <text:p text:style-name="Standard"/>
      <text:p text:style-name="Standard">2500 / 25 = 100</text:p>
      <text:p text:style-name="Standard">actual = 89.15 </text:p>
      <text:p text:style-name="Standard"/>
      <text:p text:style-name="Standard">Game 4 </text:p>
      <text:p text:style-name="Standard">Yard size <text:s/>= 45*45</text:p>
      <text:p text:style-name="Standard">yard size = 2025</text:p>
      <text:p text:style-name="Standard">num bones = 1</text:p>
      <text:p text:style-name="Standard">area to find bones = 5</text:p>
      <text:p text:style-name="Standard">num bones * area to find bones = 15</text:p>
      <text:p text:style-name="Standard"/>
      <text:p text:style-name="Standard">2025 / 5 = 405</text:p>
      <text:p text:style-name="Standard">actual = 416.65 </text:p>
      <text:p text:style-name="Standard"/>
      <text:p text:style-name="Standard"/>
      <text:p text:style-name="Standard">Game 5</text:p>
      <text:p text:style-name="Standard">Yard size <text:s/>= 10*10</text:p>
      <text:p text:style-name="Standard">yard size = 100</text:p>
      <text:p text:style-name="Standard">num bones = 3</text:p>
      <text:p text:style-name="Standard">area to find bones = 5</text:p>
      <text:p text:style-name="Standard">num bones * area to find bones = 15</text:p>
      <text:p text:style-name="Standard"><text:soft-page-break/></text:p>
      <text:p text:style-name="Standard">100 / 15 = 6.66</text:p>
      <text:p text:style-name="Standard">actual = <text:s/>6.93 </text:p>
      <text:p text:style-name="Standard"/>
      <text:p text:style-name="Standard">Game 6</text:p>
      <text:p text:style-name="Standard">Yard size <text:s/>= 50*50</text:p>
      <text:p text:style-name="Standard">yard size = 2500</text:p>
      <text:p text:style-name="Standard">num bones = 3</text:p>
      <text:p text:style-name="Standard">area to find bones = 5</text:p>
      <text:p text:style-name="Standard">num bones * area to find bones = 15</text:p>
      <text:p text:style-name="Standard"/>
      <text:p text:style-name="Standard">2500 / 15 = 166.66</text:p>
      <text:p text:style-name="Standard">actual = 114.0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t Gaither</meta:initial-creator>
    <meta:creation-date>2014-04-30T09:11:58</meta:creation-date>
    <dc:date>2014-05-01T10:58:23</dc:date>
    <dc:creator>Brent Gaither</dc:creator>
    <meta:editing-duration>P1DT1H16M3S</meta:editing-duration>
    <meta:editing-cycles>7</meta:editing-cycles>
    <meta:generator>OpenOffice.org/3.4$Unix OpenOffice.org_project/340m1$Build-9590</meta:generator>
    <meta:document-statistic meta:table-count="0" meta:image-count="0" meta:object-count="0" meta:page-count="2" meta:paragraph-count="49" meta:word-count="227" meta:character-count="883"/>
  </office:meta>
</office:document-meta>
</file>